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03de" officeooo:paragraph-rsid="000303de"/>
    </style:style>
    <style:style style:name="P2" style:family="paragraph" style:parent-style-name="Standard">
      <style:paragraph-properties fo:text-align="center" style:justify-single-word="false"/>
      <style:text-properties officeooo:rsid="000303de" officeooo:paragraph-rsid="000303de"/>
    </style:style>
    <style:style style:name="P3" style:family="paragraph" style:parent-style-name="Standard">
      <style:paragraph-properties fo:text-align="start" style:justify-single-word="false"/>
      <style:text-properties officeooo:rsid="000303de" officeooo:paragraph-rsid="000303de"/>
    </style:style>
    <style:style style:name="P4" style:family="paragraph" style:parent-style-name="Standard">
      <style:paragraph-properties fo:text-align="start" style:justify-single-word="false"/>
      <style:text-properties fo:font-weight="bold" officeooo:rsid="000303de" officeooo:paragraph-rsid="000303de" style:font-weight-asian="bold" style:font-weight-complex="bold"/>
    </style:style>
    <style:style style:name="P5" style:family="paragraph" style:parent-style-name="Standard">
      <style:paragraph-properties fo:text-align="start" style:justify-single-word="false"/>
      <style:text-properties fo:font-weight="bold" officeooo:rsid="0004b49c" officeooo:paragraph-rsid="0004b49c" style:font-weight-asian="bold" style:font-weight-complex="bold"/>
    </style:style>
    <style:style style:name="P6" style:family="paragraph" style:parent-style-name="Standard">
      <style:paragraph-properties fo:text-align="start" style:justify-single-word="false"/>
      <style:text-properties officeooo:paragraph-rsid="0004b49c"/>
    </style:style>
    <style:style style:name="P7" style:family="paragraph" style:parent-style-name="Standard">
      <style:paragraph-properties fo:text-align="start" style:justify-single-word="false"/>
      <style:text-properties fo:font-weight="normal" officeooo:rsid="000303de" officeooo:paragraph-rsid="000303de" style:font-weight-asian="normal" style:font-weight-complex="normal"/>
    </style:style>
    <style:style style:name="P8" style:family="paragraph" style:parent-style-name="Standard">
      <style:paragraph-properties fo:text-align="start" style:justify-single-word="false"/>
      <style:text-properties fo:font-weight="normal" officeooo:rsid="0004b49c" officeooo:paragraph-rsid="000303de" style:font-weight-asian="normal" style:font-weight-complex="normal"/>
    </style:style>
    <style:style style:name="P9" style:family="paragraph" style:parent-style-name="Standard">
      <style:paragraph-properties fo:text-align="start" style:justify-single-word="false"/>
      <style:text-properties fo:font-weight="normal" officeooo:rsid="0004b49c" officeooo:paragraph-rsid="0004b49c" style:font-weight-asian="normal" style:font-weight-complex="normal"/>
    </style:style>
    <style:style style:name="P10" style:family="paragraph" style:parent-style-name="Standard">
      <style:paragraph-properties fo:text-align="start" style:justify-single-word="false"/>
      <style:text-properties fo:font-weight="normal" officeooo:rsid="0004b49c" officeooo:paragraph-rsid="0007e58d" style:font-weight-asian="normal" style:font-weight-complex="normal"/>
    </style:style>
    <style:style style:name="P11" style:family="paragraph" style:parent-style-name="Standard">
      <style:paragraph-properties fo:text-align="start" style:justify-single-word="false"/>
      <style:text-properties fo:font-weight="normal" officeooo:rsid="000514c5" officeooo:paragraph-rsid="000514c5" style:font-weight-asian="normal" style:font-weight-complex="normal"/>
    </style:style>
    <style:style style:name="P12" style:family="paragraph" style:parent-style-name="Standard">
      <style:paragraph-properties fo:text-align="start" style:justify-single-word="false"/>
      <style:text-properties fo:font-weight="normal" officeooo:rsid="00068c26" officeooo:paragraph-rsid="00068c26" style:font-weight-asian="normal" style:font-weight-complex="normal"/>
    </style:style>
    <style:style style:name="P13" style:family="paragraph" style:parent-style-name="Standard">
      <style:paragraph-properties fo:text-align="start" style:justify-single-word="false"/>
      <style:text-properties fo:font-weight="normal" officeooo:rsid="0007d0f2" officeooo:paragraph-rsid="0007e58d" style:font-weight-asian="normal" style:font-weight-complex="normal"/>
    </style:style>
    <style:style style:name="P14" style:family="paragraph" style:parent-style-name="Standard">
      <style:paragraph-properties fo:text-align="start" style:justify-single-word="false"/>
      <style:text-properties officeooo:paragraph-rsid="00096158"/>
    </style:style>
    <style:style style:name="P15" style:family="paragraph" style:parent-style-name="Standard">
      <style:paragraph-properties fo:text-align="start" style:justify-single-word="false"/>
      <style:text-properties fo:font-weight="bold" officeooo:rsid="00096158" officeooo:paragraph-rsid="00096158"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303de" style:font-weight-asian="normal" style:font-weight-complex="normal"/>
    </style:style>
    <style:style style:name="T3" style:family="text">
      <style:text-properties fo:font-weight="normal" officeooo:rsid="0004b49c" style:font-weight-asian="normal" style:font-weight-complex="normal"/>
    </style:style>
    <style:style style:name="T4" style:family="text">
      <style:text-properties fo:font-weight="normal" officeooo:rsid="000514c5" style:font-weight-asian="normal" style:font-weight-complex="normal"/>
    </style:style>
    <style:style style:name="T5" style:family="text">
      <style:text-properties fo:font-weight="normal" officeooo:rsid="0007d0f2" style:font-weight-asian="normal" style:font-weight-complex="normal"/>
    </style:style>
    <style:style style:name="T6" style:family="text">
      <style:text-properties fo:font-weight="normal" officeooo:rsid="00096158" style:font-weight-asian="normal" style:font-weight-complex="normal"/>
    </style:style>
    <style:style style:name="T7" style:family="text">
      <style:text-properties fo:font-variant="normal" fo:text-transform="none" fo:color="#252525" fo:letter-spacing="normal" fo:font-weight="normal" style:font-weight-asian="normal" style:font-weight-complex="normal"/>
    </style:style>
    <style:style style:name="T8" style:family="text">
      <style:text-properties fo:font-variant="normal" fo:text-transform="none" fo:color="#252525" fo:letter-spacing="normal" fo:font-weight="normal" officeooo:rsid="0004b49c" style:font-weight-asian="normal" style:font-weight-complex="normal"/>
    </style:style>
    <style:style style:name="T9" style:family="text">
      <style:text-properties fo:font-variant="normal" fo:text-transform="none" fo:color="#252525" fo:letter-spacing="normal" fo:font-weight="normal" officeooo:rsid="000303de" style:font-weight-asian="normal" style:font-weight-complex="normal"/>
    </style:style>
    <style:style style:name="T10" style:family="text">
      <style:text-properties fo:font-variant="normal" fo:text-transform="none" fo:color="#252525" style:font-name="sans-serif" fo:font-size="10.5pt" fo:letter-spacing="normal" fo:font-style="normal" fo:font-weight="bold"/>
    </style:style>
    <style:style style:name="T11" style:family="text">
      <style:text-properties fo:font-variant="normal" fo:text-transform="none" fo:color="#252525" style:font-name="sans-serif" fo:font-size="10.5pt" fo:letter-spacing="normal" fo:font-style="normal" fo:font-weight="bold" officeooo:rsid="00096158" style:font-weight-asian="normal" style:font-weight-complex="normal"/>
    </style:style>
    <style:style style:name="T12" style:family="text">
      <style:text-properties fo:font-variant="normal" fo:text-transform="none" fo:color="#252525" style:font-name="sans-serif" fo:font-size="10.5pt" fo:letter-spacing="normal" fo:font-style="normal" fo:font-weight="bold" officeooo:rsid="00096158"/>
    </style:style>
    <style:style style:name="T13" style:family="text">
      <style:text-properties fo:font-variant="normal" fo:text-transform="none" fo:color="#252525" style:font-name="sans-serif" fo:font-size="10.5pt" fo:letter-spacing="normal" fo:font-style="normal" fo:font-weight="normal" style:font-weight-asian="normal" style:font-weight-complex="normal"/>
    </style:style>
    <style:style style:name="T14" style:family="text">
      <style:text-properties fo:font-variant="normal" fo:text-transform="none" fo:color="#252525" style:font-name="sans-serif" fo:font-size="10.5pt" fo:letter-spacing="normal" fo:font-style="normal" fo:font-weight="normal" officeooo:rsid="00096158" style:font-weight-asian="normal" style:font-weight-complex="normal"/>
    </style:style>
    <style:style style:name="T15" style:family="text">
      <style:text-properties fo:font-variant="normal" fo:text-transform="none" fo:color="#252525" style:font-name="Liberation Serif" fo:font-size="10.5pt" fo:letter-spacing="normal" fo:font-style="normal" fo:font-weight="normal" style:font-weight-asian="normal" style:font-weight-complex="normal"/>
    </style:style>
    <style:style style:name="T16" style:family="text">
      <style:text-properties fo:font-variant="normal" fo:text-transform="none" fo:color="#252525" style:font-name="Liberation Serif" fo:font-size="10.5pt" fo:letter-spacing="normal" fo:font-style="normal" fo:font-weight="normal" officeooo:rsid="00096158" style:font-weight-asian="normal" style:font-weight-complex="normal"/>
    </style:style>
    <style:style style:name="T17" style:family="text">
      <style:text-properties fo:font-variant="normal" fo:text-transform="none" fo:color="#252525" style:font-name="Liberation Serif" fo:font-size="10.5pt" fo:letter-spacing="normal" fo:font-style="normal" fo:font-weight="bold" officeooo:rsid="00096158"/>
    </style:style>
    <style:style style:name="T18" style:family="text">
      <style:text-properties fo:font-variant="normal" fo:text-transform="none" fo:color="#252525" style:font-name="Liberation Serif" fo:font-size="10.5pt" fo:letter-spacing="normal" fo:font-style="normal" fo:font-weight="bold" officeooo:rsid="00096158" style:font-weight-asian="normal" style:font-weight-complex="normal"/>
    </style:style>
    <style:style style:name="T19"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252525" style:font-name="Liberation Serif" fo:font-size="12pt" fo:letter-spacing="normal" fo:font-style="normal" fo:font-weight="normal" officeooo:rsid="00096158" style:font-size-asian="12pt" style:font-weight-asian="normal" style:font-size-complex="12pt" style:font-weight-complex="normal"/>
    </style:style>
    <style:style style:name="T21" style:family="text">
      <style:text-properties fo:font-variant="normal" fo:text-transform="none" fo:color="#252525" style:font-name="Liberation Serif" fo:font-size="12pt" fo:letter-spacing="normal" fo:font-style="normal" fo:font-weight="bold" officeooo:rsid="00096158" style:font-size-asian="12pt" style:font-size-complex="12pt"/>
    </style:style>
    <style:style style:name="T22" style:family="text">
      <style:text-properties fo:font-variant="normal" fo:text-transform="none" fo:color="#252525" style:font-name="Liberation Serif" fo:font-size="12pt" fo:letter-spacing="normal" fo:font-style="normal" fo:font-weight="bold" officeooo:rsid="00096158" style:font-size-asian="12pt" style:font-weight-asian="normal" style:font-size-complex="12pt" style:font-weight-complex="normal"/>
    </style:style>
    <style:style style:name="T23" style:family="text">
      <style:text-properties fo:font-variant="normal" fo:text-transform="none" fo:color="#252525" style:font-name="Liberation Serif" fo:font-size="12pt" fo:letter-spacing="normal" fo:font-style="normal" fo:font-weight="bold" officeooo:rsid="00096158" style:font-size-asian="12pt" style:font-weight-asian="bold" style:font-size-complex="12pt" style:font-weight-complex="bold"/>
    </style:style>
    <style:style style:name="T24" style:family="text">
      <style:text-properties fo:font-size="11pt" fo:font-weight="normal" style:font-size-asian="11pt" style:font-weight-asian="normal" style:font-size-complex="11pt" style:font-weight-complex="normal"/>
    </style:style>
    <style:style style:name="T25" style:family="text">
      <style:text-properties fo:font-size="11pt" fo:font-weight="normal" officeooo:rsid="000514c5" style:font-size-asian="11pt" style:font-weight-asian="normal" style:font-size-complex="11pt" style:font-weight-complex="normal"/>
    </style:style>
    <style:style style:name="T26" style:family="text">
      <style:text-properties officeooo:rsid="0007d0f2"/>
    </style:style>
    <style:style style:name="T27" style:family="text">
      <style:text-properties officeooo:rsid="0007e58d"/>
    </style:style>
    <style:style style:name="T28" style:family="text">
      <style:text-properties style:font-name="Liberation Serif"/>
    </style:style>
    <style:style style:name="T29" style:family="text">
      <style:text-properties style:font-name="Liberation Serif" fo:font-weight="normal" officeooo:rsid="00096158" style:font-weight-asian="normal" style:font-weight-complex="normal"/>
    </style:style>
    <style:style style:name="T30" style:family="text">
      <style:text-properties style:font-name="Liberation Serif" fo:font-size="12pt" fo:font-weight="normal" officeooo:rsid="00096158" style:font-size-asian="12pt" style:font-weight-asian="normal" style:font-size-complex="12pt" style:font-weight-complex="normal"/>
    </style:style>
    <style:style style:name="T31" style:family="text">
      <style:text-properties style:font-name="Liberation Serif" fo:font-size="12pt" style:font-size-asian="12pt" style:font-size-complex="12pt"/>
    </style:style>
    <style:style style:name="T32" style:family="text">
      <style:text-properties style:font-name="Liberation Serif" fo:font-size="12pt" fo:font-weight="bold" officeooo:rsid="00096158"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Curtis</text:p>
      <text:p text:style-name="P1">Mike Kytka</text:p>
      <text:p text:style-name="P1">Dan Mitchell</text:p>
      <text:p text:style-name="P1">David Kloss</text:p>
      <text:p text:style-name="P2">Forward Chaining</text:p>
      <text:p text:style-name="P3"/>
      <text:p text:style-name="P4">The Algorithm: </text:p>
      <text:p text:style-name="P6"><text:span text:style-name="T2">Forward Chaining is an algorithm that utilizes the repeated application of Modus Ponens to a set of </text:span><text:span text:style-name="T5">H</text:span><text:span text:style-name="T2">orn clauses to see whether or not a query can be known. A </text:span><text:span text:style-name="T5">H</text:span><text:span text:style-name="T2">orn clause is a set of at least one symbol conjunctions that imply exactly one other symbol. For example: A→ B, A </text:span><text:span text:style-name="T1">∧</text:span><text:span text:style-name="T7"> </text:span><text:span text:style-name="T8">B → C are both horn clauses, whereas </text:span><text:span text:style-name="T9">A </text:span><text:span text:style-name="T8">∧ B → C ∧ D is not, since the implication is not a single symbol.</text:span><text:span text:style-name="T1"> </text:span><text:span text:style-name="T2">The algorithm functions as follows:</text:span></text:p>
      <text:p text:style-name="P7"/>
      <text:p text:style-name="P7">Inputs: </text:p>
      <text:p text:style-name="P7"><text:tab/>clauses[] - a list of all propositional Horn clauses</text:p>
      <text:p text:style-name="P4"><text:span text:style-name="T1"><text:tab/></text:span><text:span text:style-name="T3">known_symbols[] - a set of symbols known to be true.</text:span></text:p>
      <text:p text:style-name="P8"><text:tab/>current_symbol – a symbol that exists in known_symbols that w<text:span text:style-name="T26">ill be applied next.</text:span></text:p>
      <text:p text:style-name="P8"><text:tab/>Query – the symbol that forward chaining will check to see whether or not it can be definitively <text:tab/>said that Query is true.</text:p>
      <text:p text:style-name="P9">Return:</text:p>
      <text:p text:style-name="P9"><text:tab/>True if query can be definitively said to be true, false if known_symbols runs out before query <text:tab/>is added.</text:p>
      <text:p text:style-name="P9"/>
      <text:p text:style-name="P5"><text:span text:style-name="T1">While known_symbols is not empty, do{ //</text:span><text:span text:style-name="T4">loops through the set of known symbols</text:span></text:p>
      <text:p text:style-name="P9"><text:tab/>current_symbol = known_symbols.pop(); //Pops a symbol from known_symbols</text:p>
      <text:p text:style-name="P5"><text:span text:style-name="T1"><text:tab/>if (current_symbol == query){ </text:span><text:span text:style-name="T24">//</text:span><text:span text:style-name="T25">Checks if the current symbol equals the symbol we want to verify</text:span></text:p>
      <text:p text:style-name="P9"><text:tab/><text:tab/>return true;</text:p>
      <text:p text:style-name="P9"><text:tab/>}</text:p>
      <text:p text:style-name="P9"><text:tab/>for each clause in clauses{</text:p>
      <text:p text:style-name="P9"><text:tab/><text:tab/>if (current_symbol is in clause){</text:p>
      <text:p text:style-name="P9"><text:tab/><text:tab/><text:tab/>clause.count - -;</text:p>
      <text:p text:style-name="P9"><text:tab/><text:tab/><text:tab/>if(clause.count == 0){</text:p>
      <text:p text:style-name="P10"><text:tab/><text:tab/><text:tab/><text:tab/>known_symbols.push(clause.Implication)</text:p>
      <text:p text:style-name="P10"><text:tab/><text:tab/><text:tab/><text:tab/><text:span text:style-name="T27">clauses.delete(clause) //delete the current now empty clause</text:span><text:tab/><text:tab/><text:tab/></text:p>
      <text:p text:style-name="P9"><text:tab/><text:tab/><text:tab/>}</text:p>
      <text:p text:style-name="P9"><text:tab/><text:tab/>}</text:p>
      <text:p text:style-name="P9"><text:tab/>}</text:p>
      <text:p text:style-name="P9">}</text:p>
      <text:p text:style-name="P11">return false</text:p>
      <text:p text:style-name="P11"/>
      <text:p text:style-name="P15">Proof of Corectness:</text:p>
      <text:p text:style-name="P11"/>
      <text:p text:style-name="P11">Loop <text:span text:style-name="T27">I</text:span>nvariant: The known_symbols contains a list of symbols that are known to be true <text:span text:style-name="T26">that have not been checked by the algorithm yet</text:span>.</text:p>
      <text:p text:style-name="P11"/>
      <text:p text:style-name="P12">Initialization: The loop invariant is true initially as a precondition of the inputs. That is to say that a list of known <text:span text:style-name="T26">symbols is supplied to the algorithm. </text:span></text:p>
      <text:p text:style-name="P12"/>
      <text:p text:style-name="P13">Maintenance: Upon entering the loop, we know the Loop Invariant to be true because it was true <text:soft-page-break/>initially and nothing has changed. <text:s/>The algorithm then pops the next symbol to be analyzed off the list and checks to see if it equals the query. If they are equal, the algorithm returns true because the current_symbol is guaranteed to be true by our Loop Invariant and therefore query is also true. If they are not equal, the algorithm decrements the count of every clause in which the current_symbol appears by one. <text:span text:style-name="T27">Decrementing the count represents the elimination of the known symbol from the premise which is valid for conjunctions. Therefore, when the count is zero, all premises have been known to be true and therefore Modus Ponens says the implication is true and therefore the implication is added to the list of known symbols. Otherwise, nothing is added to known_symbols. Therefore, either no symbols have been added, or the symbols that have been added are known to be true. Both cases support the loop invariant.</text:span></text:p>
      <text:p text:style-name="P13"/>
      <text:p text:style-name="P13"><text:span text:style-name="T27">Termination: This algorithm is guaranteed to terminate because it is popping off a known symbol at every iteration, and every iteration will either add no new known symbols, or add n symbols to known symbols where n &gt; 0, which means the algorithm must have deleted n clauses from the set of all clauses. In the case where no new symbols have been added, then known_symbols is one closer to being empty which will terminate the loop. In the case where new symbols have been added and clauses have been deleted, then the algorithm is closer to the base case of analyzing one single clause, which is guaranteed to terminate. Since both move in discrete chunks with no possible way of recurring, the algorithm will terminate and the loop invariant holds.</text:span></text:p>
      <text:p text:style-name="P13"/>
      <text:p text:style-name="P15">Analysis of Runtime:</text:p>
      <text:p text:style-name="P14"><text:span text:style-name="T6"><text:tab/>This algorithm has an average runtime </text:span><text:span text:style-name="T30">of </text:span><text:span text:style-name="T20">Θ</text:span><text:span text:style-name="T30"> (n * m) w</text:span><text:span text:style-name="T6">here n is the number of clauses and m is the average length of each clause. This is because each clause needs to be analyzed (where n comes from) and during the analysis of each clause, each character must be checked for the current symbol (m). However, if a hash table is used rather than a list of character arrays, m becomes a constant w</text:span><text:span text:style-name="T30">hich means the algorithm runs in </text:span><text:span text:style-name="T19">Θ</text:span><text:span text:style-name="T20">(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9T10:46:44.056000000</meta:creation-date>
    <dc:date>2015-10-10T13:23:31.504000000</dc:date>
    <meta:editing-duration>PT20M37S</meta:editing-duration>
    <meta:editing-cycles>2</meta:editing-cycles>
    <meta:generator>LibreOffice/5.0.0.5$Windows_x86 LibreOffice_project/1b1a90865e348b492231e1c451437d7a15bb262b</meta:generator>
    <meta:document-statistic meta:table-count="0" meta:image-count="0" meta:object-count="0" meta:page-count="2" meta:paragraph-count="37" meta:word-count="684" meta:character-count="3968" meta:non-whitespace-character-count="3275"/>
  </office:meta>
</office:document-meta>
</file>